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7.56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y l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avid/Documents/ShockSoc/cny lamp/cny lamp.kicad_sch</text:p>
          </table:table-cell>
          <table:table-cell table:number-columns-repeated="2"/>
          <table:table-cell office:value-type="string" calcext:value-type="string">
            <text:p>Spare Com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s to Build: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07 Jan 2023 15:38:45 GMT</text:p>
          </table:table-cell>
          <table:table-cell table:number-columns-repeated="4"/>
          <table:table-cell office:value-type="string" calcext:value-type="string">
            <text:p>Cost/Board:</text:p>
          </table:table-cell>
          <table:table-cell table:formula="of:=SUM([.K7:.K22])" office:value-type="float" office:value="8.436" calcext:value-type="float">
            <text:p>8.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9)</text:p>
          </table:table-cell>
          <table:table-cell table:number-columns-repeated="4"/>
          <table:table-cell office:value-type="string" calcext:value-type="string">
            <text:p>Total Cost:</text:p>
          </table:table-cell>
          <table:table-cell table:formula="of:=SUM([.$L$7:.$L$22])" office:value-type="float" office:value="303.22" calcext:value-type="float">
            <text:p>303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Quantity for All Boards (+Spare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rice (£)</text:p>
          </table:table-cell>
          <table:table-cell office:value-type="string" calcext:value-type="string">
            <text:p>Total Cost/Board (£)</text:p>
          </table:table-cell>
          <table:table-cell office:value-type="string" calcext:value-type="string">
            <text:p>Sum Cost (£)</text:p>
          </table:table-cell>
          <table:table-cell office:value-type="string" calcext:value-type="string">
            <text:p>Distributor Link</text:p>
          </table:table-cell>
        </table:table-row>
        <table:table-row table:style-name="ro1">
          <table:table-cell office:value-type="string" calcext:value-type="string">
            <text:p>NiMH AAA Cell</text:p>
          </table:table-cell>
          <table:table-cell office:value-type="float" office:value="2" calcext:value-type="float">
            <text:p>2</text:p>
          </table:table-cell>
          <table:table-cell table:formula="of:=([.B7]*[.$H$1])+0" office:value-type="float" office:value="70" calcext:value-type="float">
            <text:p>70</text:p>
          </table:table-cell>
          <table:table-cell/>
          <table:table-cell office:value-type="string" calcext:value-type="string">
            <text:p>AAA C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AA Cell</text:p>
          </table:table-cell>
          <table:table-cell office:value-type="string" calcext:value-type="string">
            <text:p>Poundland</text:p>
          </table:table-cell>
          <table:table-cell/>
          <table:table-cell office:value-type="float" office:value="0.167" calcext:value-type="float">
            <text:p>0.167</text:p>
          </table:table-cell>
          <table:table-cell table:formula="of:=[.J7]*[.B7]" office:value-type="float" office:value="0.334" calcext:value-type="float">
            <text:p>0.334</text:p>
          </table:table-cell>
          <table:table-cell table:formula="of:=[.C7]*[.J7]" office:value-type="float" office:value="11.69" calcext:value-type="float">
            <text:p>11.69</text:p>
          </table:table-cell>
          <table:table-cell office:value-type="string" calcext:value-type="string">
            <text:p>Purchase Separately</text:p>
          </table:table-cell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formula="of:=([.B8]*[.$H$1])+[.$F$1]" office:value-type="float" office:value="37" calcext:value-type="float">
            <text:p>37</text:p>
          </table:table-cell>
          <table:table-cell office:value-type="string" calcext:value-type="string">
            <text:p>2*AAA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Battery:BatteryHolder_Keystone_2468_2xAAA</text:p>
          </table:table-cell>
          <table:table-cell office:value-type="string" calcext:value-type="string">
            <text:p>Multiple-cell battery</text:p>
          </table:table-cell>
          <table:table-cell office:value-type="string" calcext:value-type="string">
            <text:p>Keystone</text:p>
          </table:table-cell>
          <table:table-cell office:value-type="float" office:value="2468" calcext:value-type="float">
            <text:p>2468</text:p>
          </table:table-cell>
          <table:table-cell office:value-type="float" office:value="0.784" calcext:value-type="float">
            <text:p>0.784</text:p>
          </table:table-cell>
          <table:table-cell table:formula="of:=[.J8]*[.B8]" office:value-type="float" office:value="0.784" calcext:value-type="float">
            <text:p>0.784</text:p>
          </table:table-cell>
          <table:table-cell table:formula="of:=[.C8]*[.J8]" office:value-type="float" office:value="29.008" calcext:value-type="float">
            <text:p>29.008</text:p>
          </table:table-cell>
          <table:table-cell office:value-type="string" calcext:value-type="string">
            <text:p>https://www.mouser.co.uk/ProductDetail/Keystone-Electronics/2468?qs=3CbvriavsLAoISGi3MywrQ%3D%3D</text:p>
          </table:table-cell>
        </table:table-row>
        <table:table-row table:style-name="ro1">
          <table:table-cell office:value-type="string" calcext:value-type="string">
            <text:p>C1, C2, C3, C4, C5, C6, C7, </text:p>
          </table:table-cell>
          <table:table-cell office:value-type="float" office:value="7" calcext:value-type="float">
            <text:p>7</text:p>
          </table:table-cell>
          <table:table-cell table:formula="of:=([.B9]*[.$H$1])+[.$F$1]" office:value-type="float" office:value="247" calcext:value-type="float">
            <text:p>24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5KBHNFNE</text:p>
          </table:table-cell>
          <table:table-cell office:value-type="float" office:value="0.04" calcext:value-type="float">
            <text:p>0.04</text:p>
          </table:table-cell>
          <table:table-cell table:formula="of:=[.J9]*[.B9]" office:value-type="float" office:value="0.28" calcext:value-type="float">
            <text:p>0.28</text:p>
          </table:table-cell>
          <table:table-cell table:formula="of:=[.C9]*[.J9]" office:value-type="float" office:value="9.88" calcext:value-type="float">
            <text:p>9.88</text:p>
          </table:table-cell>
          <table:table-cell office:value-type="string" calcext:value-type="string">
            <text:p><text:a xlink:href="https://www.mouser.co.uk/ProductDetail/Samsung-Electro-Mechanics/CL31B105KBHNFNE?qs=sGAEpiMZZMsh%252B1woXyUXj4hdzsxBU3nxXdDxGdPaX9g%3D" xlink:type="simple">https://www.mouser.co.uk/ProductDetail/Samsung-Electro-Mechanics/CL31B105KBHNFNE?qs=sGAEpiMZZMsh%252B1woXyUXj4hdzsxBU3nxXdDxGdPaX9g%3D</text:a></text:p>
          </table:table-cell>
        </table:table-row>
        <table:table-row table:style-name="ro1">
          <table:table-cell office:value-type="string" calcext:value-type="string">
            <text:p>D1, D2, D3, D4, D5, D6, D7, D8, D9, D10, D11, D12, </text:p>
          </table:table-cell>
          <table:table-cell office:value-type="float" office:value="12" calcext:value-type="float">
            <text:p>12</text:p>
          </table:table-cell>
          <table:table-cell table:formula="of:=([.B10]*[.$H$1])+[.$F$1]" office:value-type="float" office:value="422" calcext:value-type="float">
            <text:p>422</text:p>
          </table:table-cell>
          <table:table-cell office:value-type="string" calcext:value-type="string">
            <text:p>Yellow/Orange/W.Whit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1503YC</text:p>
          </table:table-cell>
          <table:table-cell office:value-type="float" office:value="0.101" calcext:value-type="float">
            <text:p>0.101</text:p>
          </table:table-cell>
          <table:table-cell table:formula="of:=[.J10]*[.B10]" office:value-type="float" office:value="1.212" calcext:value-type="float">
            <text:p>1.212</text:p>
          </table:table-cell>
          <table:table-cell table:formula="of:=[.C10]*[.J10]" office:value-type="float" office:value="42.622" calcext:value-type="float">
            <text:p>42.622</text:p>
          </table:table-cell>
          <table:table-cell office:value-type="string" calcext:value-type="string">
            <text:p><text:a xlink:href="https://www.mouser.co.uk/ProductDetail/Kingbright/WP1503YC?qs=sGAEpiMZZMvHYEB9WUp7Eo9I4xS6qgPtlqd1jfqBVJ8%3D" xlink:type="simple">https://www.mouser.co.uk/ProductDetail/Kingbright/WP1503YC?qs=sGAEpiMZZMvHYEB9WUp7Eo9I4xS6qgPtlqd1jfqBVJ8%3D</text:a></text:p>
          </table:table-cell>
        </table:table-row>
        <table:table-row table:style-name="ro1">
          <table:table-cell office:value-type="string" calcext:value-type="string">
            <text:p>D13, D14, D15, D16, D17, D18, D19, D20, D21, D22, D23, D24, D25, D26, D27, D28, D29, D30, D31, D32, </text:p>
          </table:table-cell>
          <table:table-cell office:value-type="float" office:value="20" calcext:value-type="float">
            <text:p>20</text:p>
          </table:table-cell>
          <table:table-cell table:formula="of:=([.B11]*[.$H$1])+[.$F$1]" office:value-type="float" office:value="702" calcext:value-type="float">
            <text:p>7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1503EC</text:p>
          </table:table-cell>
          <table:table-cell office:value-type="float" office:value="0.09" calcext:value-type="float">
            <text:p>0.09</text:p>
          </table:table-cell>
          <table:table-cell table:formula="of:=[.J11]*[.B11]" office:value-type="float" office:value="1.8" calcext:value-type="float">
            <text:p>1.8</text:p>
          </table:table-cell>
          <table:table-cell table:formula="of:=[.C11]*[.J11]" office:value-type="float" office:value="63.18" calcext:value-type="float">
            <text:p>63.18</text:p>
          </table:table-cell>
          <table:table-cell office:value-type="string" calcext:value-type="string">
            <text:p><text:a xlink:href="https://www.mouser.co.uk/ProductDetail/Kingbright/WP1503EC?qs=sGAEpiMZZMvHYEB9WUp7Eo9I4xS6qgPtONGLmsvopH4%3D" xlink:type="simple">https://www.mouser.co.uk/ProductDetail/Kingbright/WP1503EC?qs=sGAEpiMZZMvHYEB9WUp7Eo9I4xS6qgPtONGLmsvopH4%3D</text:a>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formula="of:=([.B12]*[.$H$1])+[.$F$1]" office:value-type="float" office:value="72" calcext:value-type="float">
            <text:p>72</text:p>
          </table:table-cell>
          <table:table-cell table:number-columns-repeated="2" office:value-type="string" calcext:value-type="string">
            <text:p>DMN63D8LW-7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N-Channel MOSFET, SOT-323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63D8LW-7</text:p>
          </table:table-cell>
          <table:table-cell office:value-type="float" office:value="0.099" calcext:value-type="float">
            <text:p>0.099</text:p>
          </table:table-cell>
          <table:table-cell table:formula="of:=[.J12]*[.B12]" office:value-type="float" office:value="0.198" calcext:value-type="float">
            <text:p>0.198</text:p>
          </table:table-cell>
          <table:table-cell table:formula="of:=[.C12]*[.J12]" office:value-type="float" office:value="7.128" calcext:value-type="float">
            <text:p>7.128</text:p>
          </table:table-cell>
          <table:table-cell office:value-type="string" calcext:value-type="string">
            <text:p><text:a xlink:href="https://www.mouser.co.uk/ProductDetail/Diodes-Incorporated/DMN63D8LW-7?qs=nQSIdc08i%252BdeaOzEDVtdYQ%3D%3D" xlink:type="simple">https://www.mouser.co.uk/ProductDetail/Diodes-Incorporated/DMN63D8LW-7?qs=nQSIdc08i%252BdeaOzEDVtdYQ%3D%3D</text:a></text:p>
          </table:table-cell>
        </table:table-row>
        <table:table-row table:style-name="ro1">
          <table:table-cell office:value-type="string" calcext:value-type="string">
            <text:p>R1, R2, R3, R5, R6, R8, R10, </text:p>
          </table:table-cell>
          <table:table-cell office:value-type="float" office:value="7" calcext:value-type="float">
            <text:p>7</text:p>
          </table:table-cell>
          <table:table-cell table:formula="of:=([.B13]*[.$H$1])+[.$F$1]" office:value-type="float" office:value="247" calcext:value-type="float">
            <text:p>2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FX-1003ELF</text:p>
          </table:table-cell>
          <table:table-cell office:value-type="float" office:value="0.017" calcext:value-type="float">
            <text:p>0.017</text:p>
          </table:table-cell>
          <table:table-cell table:formula="of:=[.J13]*[.B13]" office:value-type="float" office:value="0.119" calcext:value-type="float">
            <text:p>0.119</text:p>
          </table:table-cell>
          <table:table-cell table:formula="of:=[.C13]*[.J13]" office:value-type="float" office:value="4.199" calcext:value-type="float">
            <text:p>4.199</text:p>
          </table:table-cell>
          <table:table-cell office:value-type="string" calcext:value-type="string">
            <text:p><text:a xlink:href="https://www.mouser.co.uk/ProductDetail/Bourns/CR1206-FX-1003ELF?qs=sGAEpiMZZMvdGkrng054t%252BRNGJdg958RSXQE%2FDejoiQ%3D" xlink:type="simple">https://www.mouser.co.uk/ProductDetail/Bourns/CR1206-FX-1003ELF?qs=sGAEpiMZZMvdGkrng054t%252BRNGJdg958RSXQE%2FDejoiQ%3D</text:a></text:p>
          </table:table-cell>
        </table:table-row>
        <table:table-row table:style-name="ro1">
          <table:table-cell office:value-type="string" calcext:value-type="string">
            <text:p>R4, R13, R14, R15, R16, R17, R18, R19, R20, R21, R22, R23, R24, </text:p>
          </table:table-cell>
          <table:table-cell office:value-type="float" office:value="33" calcext:value-type="float">
            <text:p>33</text:p>
          </table:table-cell>
          <table:table-cell table:formula="of:=([.B14]*[.$H$1])+[.$F$1]" office:value-type="float" office:value="1157" calcext:value-type="float">
            <text:p>115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FX-82R0ELF </text:p>
          </table:table-cell>
          <table:table-cell office:value-type="float" office:value="0.017" calcext:value-type="float">
            <text:p>0.017</text:p>
          </table:table-cell>
          <table:table-cell table:formula="of:=[.J14]*[.B14]" office:value-type="float" office:value="0.561" calcext:value-type="float">
            <text:p>0.561</text:p>
          </table:table-cell>
          <table:table-cell table:formula="of:=[.C14]*[.J14]" office:value-type="float" office:value="19.669" calcext:value-type="float">
            <text:p>19.669</text:p>
          </table:table-cell>
          <table:table-cell office:value-type="string" calcext:value-type="string">
            <text:p><text:a xlink:href="https://www.mouser.co.uk/ProductDetail/Bourns/CR1206-FX-82R0ELF?qs=sGAEpiMZZMvdGkrng054t%252BRNGJdg958RTSNV6gqO0f8%3D" xlink:type="simple">https://www.mouser.co.uk/ProductDetail/Bourns/CR1206-FX-82R0ELF?qs=sGAEpiMZZMvdGkrng054t%252BRNGJdg958RTSNV6gqO0f8%3D</text:a>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formula="of:=([.B15]*[.$H$1])+[.$F$1]" office:value-type="float" office:value="37" calcext:value-type="float">
            <text:p>37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FX-3903ELF </text:p>
          </table:table-cell>
          <table:table-cell office:value-type="float" office:value="0.04" calcext:value-type="float">
            <text:p>0.04</text:p>
          </table:table-cell>
          <table:table-cell table:formula="of:=[.J15]*[.B15]" office:value-type="float" office:value="0.04" calcext:value-type="float">
            <text:p>0.04</text:p>
          </table:table-cell>
          <table:table-cell table:formula="of:=[.C15]*[.J15]"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co.uk/ProductDetail/Bourns/CR1206-FX-3903ELF?qs=sGAEpiMZZMtlubZbdhIBIP6knnx022%2F7hraPZo8XHWc%3D" xlink:type="simple">https://www.mouser.co.uk/ProductDetail/Bourns/CR1206-FX-3903ELF?qs=sGAEpiMZZMtlubZbdhIBIP6knnx022%2F7hraPZo8XHWc%3D</text:a></text:p>
          </table:table-cell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table:formula="of:=([.B16]*[.$H$1])+[.$F$1]" office:value-type="float" office:value="37" calcext:value-type="float">
            <text:p>3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JW-224ELF </text:p>
          </table:table-cell>
          <table:table-cell office:value-type="float" office:value="0.037" calcext:value-type="float">
            <text:p>0.037</text:p>
          </table:table-cell>
          <table:table-cell table:formula="of:=[.J16]*[.B16]" office:value-type="float" office:value="0.037" calcext:value-type="float">
            <text:p>0.037</text:p>
          </table:table-cell>
          <table:table-cell table:formula="of:=[.C16]*[.J16]" office:value-type="float" office:value="1.369" calcext:value-type="float">
            <text:p>1.369</text:p>
          </table:table-cell>
          <table:table-cell office:value-type="string" calcext:value-type="string">
            <text:p><text:a xlink:href="https://www.mouser.co.uk/ProductDetail/Bourns/CR1206-JW-224ELF?qs=sGAEpiMZZMtlubZbdhIBILCQcJqP0qAynTiS9%252BW2U7U%3D" xlink:type="simple">https://www.mouser.co.uk/ProductDetail/Bourns/CR1206-JW-224ELF?qs=sGAEpiMZZMtlubZbdhIBILCQcJqP0qAynTiS9%252BW2U7U%3D</text:a>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table:formula="of:=([.B17]*[.$H$1])+[.$F$1]" office:value-type="float" office:value="37" calcext:value-type="float">
            <text:p>37</text:p>
          </table:table-cell>
          <table:table-cell office:value-type="string" calcext:value-type="string">
            <text:p>2.7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JW-275ELF </text:p>
          </table:table-cell>
          <table:table-cell office:value-type="float" office:value="0.037" calcext:value-type="float">
            <text:p>0.037</text:p>
          </table:table-cell>
          <table:table-cell table:formula="of:=[.J17]*[.B17]" office:value-type="float" office:value="0.037" calcext:value-type="float">
            <text:p>0.037</text:p>
          </table:table-cell>
          <table:table-cell table:formula="of:=[.C17]*[.J17]" office:value-type="float" office:value="1.369" calcext:value-type="float">
            <text:p>1.369</text:p>
          </table:table-cell>
          <table:table-cell office:value-type="string" calcext:value-type="string">
            <text:p><text:a xlink:href="https://www.mouser.co.uk/ProductDetail/Bourns/CR1206-JW-275ELF?qs=sGAEpiMZZMtlubZbdhIBILCQcJqP0qAyL3PLKn324KA%3D" xlink:type="simple">https://www.mouser.co.uk/ProductDetail/Bourns/CR1206-JW-275ELF?qs=sGAEpiMZZMtlubZbdhIBILCQcJqP0qAyL3PLKn324KA%3D</text:a></text:p>
          </table:table-cell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table:formula="of:=([.B18]*[.$H$1])+[.$F$1]" office:value-type="float" office:value="37" calcext:value-type="float">
            <text:p>37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s/>CR1206-JW-155ELF </text:p>
          </table:table-cell>
          <table:table-cell office:value-type="float" office:value="0.037" calcext:value-type="float">
            <text:p>0.037</text:p>
          </table:table-cell>
          <table:table-cell table:formula="of:=[.J18]*[.B18]" office:value-type="float" office:value="0.037" calcext:value-type="float">
            <text:p>0.037</text:p>
          </table:table-cell>
          <table:table-cell table:formula="of:=[.C18]*[.J18]" office:value-type="float" office:value="1.369" calcext:value-type="float">
            <text:p>1.369</text:p>
          </table:table-cell>
          <table:table-cell office:value-type="string" calcext:value-type="string">
            <text:p><text:a xlink:href="https://www.mouser.co.uk/ProductDetail/Bourns/CR1206-JW-155ELF?qs=sGAEpiMZZMtlubZbdhIBIPO%2FqHb6Dwnqy52TdlJihIc%3D" xlink:type="simple">https://www.mouser.co.uk/ProductDetail/Bourns/CR1206-JW-155ELF?qs=sGAEpiMZZMtlubZbdhIBIPO%2FqHb6Dwnqy52TdlJihIc%3D</text:a>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formula="of:=([.B19]*[.$H$1])+[.$F$1]" office:value-type="float" office:value="37" calcext:value-type="float">
            <text:p>37</text:p>
          </table:table-cell>
          <table:table-cell office:value-type="string" calcext:value-type="string">
            <text:p>MHSS110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Library:MHSS1104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MHSS1104</text:p>
          </table:table-cell>
          <table:table-cell office:value-type="float" office:value="0.54" calcext:value-type="float">
            <text:p>0.54</text:p>
          </table:table-cell>
          <table:table-cell table:formula="of:=[.J19]*[.B19]" office:value-type="float" office:value="0.54" calcext:value-type="float">
            <text:p>0.54</text:p>
          </table:table-cell>
          <table:table-cell table:formula="of:=[.C19]*[.J19]" office:value-type="float" office:value="19.98" calcext:value-type="float">
            <text:p>19.98</text:p>
          </table:table-cell>
          <table:table-cell office:value-type="string" calcext:value-type="string">
            <text:p>https://www.mouser.co.uk/ProductDetail/Apem/MHSS1104?qs=pNV45xh2Ia0Qd2iCcgHqxg%3D%3D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formula="of:=([.B20]*[.$H$1])+[.$F$1]" office:value-type="float" office:value="37" calcext:value-type="float">
            <text:p>37</text:p>
          </table:table-cell>
          <table:table-cell office:value-type="string" calcext:value-type="string">
            <text:p>TC75W56</text:p>
          </table:table-cell>
          <table:table-cell office:value-type="string" calcext:value-type="string">
            <text:p>TC75W56FK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Low-Power, Low-Offset Voltage, Dual Comparators, DIP-8/SOIC-8/SOP-8/TSSOP-8/VSSOP-8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C75W56FK</text:p>
          </table:table-cell>
          <table:table-cell office:value-type="float" office:value="0.345" calcext:value-type="float">
            <text:p>0.345</text:p>
          </table:table-cell>
          <table:table-cell table:formula="of:=[.J20]*[.B20]" office:value-type="float" office:value="0.345" calcext:value-type="float">
            <text:p>0.345</text:p>
          </table:table-cell>
          <table:table-cell table:formula="of:=[.C20]*[.J20]" office:value-type="float" office:value="12.765" calcext:value-type="float">
            <text:p>12.765</text:p>
          </table:table-cell>
          <table:table-cell office:value-type="string" calcext:value-type="string">
            <text:p>https://www.mouser.co.uk/ProductDetail/Toshiba/TC75W56FKLF?qs=lX6dEUlT%252Bgcxje8Q1nYZWw%3D%3D</text:p>
          </table:table-cell>
        </table:table-row>
        <table:table-row table:style-name="ro1">
          <table:table-cell office:value-type="string" calcext:value-type="string">
            <text:p>U2, U3, </text:p>
          </table:table-cell>
          <table:table-cell office:value-type="float" office:value="2" calcext:value-type="float">
            <text:p>2</text:p>
          </table:table-cell>
          <table:table-cell table:formula="of:=([.B21]*[.$H$1])+[.$F$1]" office:value-type="float" office:value="72" calcext:value-type="float">
            <text:p>72</text:p>
          </table:table-cell>
          <table:table-cell table:number-columns-repeated="2" office:value-type="string" calcext:value-type="string">
            <text:p>74HC16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8-bit serial-in parallel-out shift register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C74HC164ADR2G</text:p>
          </table:table-cell>
          <table:table-cell office:value-type="float" office:value="0.316" calcext:value-type="float">
            <text:p>0.316</text:p>
          </table:table-cell>
          <table:table-cell table:formula="of:=[.J21]*[.B21]" office:value-type="float" office:value="0.632" calcext:value-type="float">
            <text:p>0.632</text:p>
          </table:table-cell>
          <table:table-cell table:formula="of:=[.C21]*[.J21]" office:value-type="float" office:value="22.752" calcext:value-type="float">
            <text:p>22.752</text:p>
          </table:table-cell>
          <table:table-cell office:value-type="string" calcext:value-type="string">
            <text:p>https://www.mouser.co.uk/ProductDetail/onsemi/MC74HC164ADR2G?qs=sGAEpiMZZMswyCOIqqEmewX%252BK97tqWFf8fFcwVIDSoo%3D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([.B22]*[.$H$1])+[.$F$1]" office:value-type="float" office:value="37" calcext:value-type="float">
            <text:p>37</text:p>
          </table:table-cell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JLC</text:p>
          </table:table-cell>
          <table:table-cell/>
          <table:table-cell office:value-type="float" office:value="1.48" calcext:value-type="float">
            <text:p>1.48</text:p>
          </table:table-cell>
          <table:table-cell table:formula="of:=[.J22]*[.B22]" office:value-type="float" office:value="1.48" calcext:value-type="float">
            <text:p>1.48</text:p>
          </table:table-cell>
          <table:table-cell table:formula="of:=[.C22]*[.J22]" office:value-type="float" office:value="54.76" calcext:value-type="float">
            <text:p>54.76</text:p>
          </table:table-cell>
          <table:table-cell office:value-type="string" calcext:value-type="string">
            <text:p>Purcha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7T17:25:45.927037572</dc:date>
    <meta:editing-duration>PT1H46M31S</meta:editing-duration>
    <meta:editing-cycles>27</meta:editing-cycles>
    <meta:generator>LibreOffice/7.4.3.2$Linux_X86_64 LibreOffice_project/40$Build-2</meta:generator>
    <meta:document-statistic meta:table-count="1" meta:cell-count="235" meta:object-count="0"/>
  </office:meta>
</office:document-meta>
</file>